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.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Q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.toStr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QName.equals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Name.setValues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.QName( String prefix , String localpart , String raw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setValues( String prefix , String localpart , String raw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